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afees Web Naskh" svg:font-family="'Nafees Web Nask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style:font-name="Nafees Web Naskh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style:font-name="Nafees Web Naskh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<text:span text:style-name="T1">Team Shi (4)</text:span></text:p>
            <text:p><text:span text:style-name="T2"/></text:p>
            <text:p>SudokuPlus!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Progress: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 text:style-name="P1">-Fixed re-sizing issue</text:p>
            <text:p text:style-name="P1">-Buttons display actual puzzle</text:p>
            <text:p text:style-name="P1">-Coloring of tiles</text:p>
            <text:p text:style-name="P1">-Displays correct/incorrect guesses</text:p>
            <text:p text:style-name="P1">-Lots of added features (shown in demo)</text:p>
            <text:p text:style-name="P1"/>
            <text:p text:style-name="P1">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or Next Sprint: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-Continuing to add small features to make the user experience more pleasurable.</text:p>
                <text:p>-Connectivity (remote server)</text:p>
                <text:p>-Scoring/Timer</text:p>
                <text:p>-Menu (options for the user)</text:p>
                <text:p>----------------------------------------------------------------------</text:p>
                <text:p>OPTIONAL:</text:p>
                <text:p>-Chat window between connected users</text:p>
                <text:p>-Solver algorithm (create custom puzzles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Nafees Web Naskh" svg:font-family="'Nafees Web Nask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13:42:32.006602767</meta:creation-date>
    <meta:editing-duration>P0D</meta:editing-duration>
    <meta:editing-cycles>2</meta:editing-cycles>
    <meta:generator>LibreOffice/4.2.6.3$Linux_X86_64 LibreOffice_project/420$Build-3</meta:generator>
    <meta:initial-creator>Mitchell Baer</meta:initial-creator>
    <dc:date>2015-11-06T13:42:49.211412933</dc:date>
    <dc:creator>Mitchell Baer</dc:creator>
    <meta:document-statistic meta:object-count="32"/>
  </office:meta>
</office:document-meta>
</file>